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8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:\filters\bin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ms\</text:p>
          </table:table-cell>
          <table:table-cell table:number-columns-repeated="2"/>
        </table:table-row>
        <table:table-row table:style-name="ro1">
          <table:table-cell office:value-type="string">
            <text:p>rgx\</text:p>
          </table:table-cell>
          <table:table-cell table:number-columns-repeated="2"/>
        </table:table-row>
        <table:table-row table:style-name="ro1">
          <table:table-cell office:value-type="string">
            <text:p>xslt\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gexfilter.class</text:p>
          </table:table-cell>
        </table:table-row>
        <table:table-row table:style-name="ro2">
          <table:table-cell table:number-columns-repeated="2"/>
          <table:table-cell office:value-type="string">
            <text:p>xmlfilter.class</text:p>
          </table:table-cell>
        </table:table-row>
        <table:table-row table:style-name="ro1">
          <table:table-cell table:number-columns-repeated="2"/>
          <table:table-cell office:value-type="string">
            <text:p>xslt2doxfilter.class</text:p>
          </table:table-cell>
        </table:table-row>
        <table:table-row table:style-name="ro2">
          <table:table-cell table:number-columns-repeated="2"/>
          <table:table-cell office:value-type="string">
            <text:p>ZeroFilter.class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C:\filters\bin\ms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utils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C:\filters\bin\ms\utils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aarray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C:\filters\bin\ms\utils\aarray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baseapp\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array.class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:\filters\bin\ms\utils\aarray\baseapp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ABaseAppl.class</text:p>
          </table:table-cell>
        </table:table-row>
        <table:table-row table:style-name="ro1">
          <table:table-cell table:number-columns-repeated="2"/>
          <table:table-cell office:value-type="string">
            <text:p><text:s/></text:p>
          </table:table-cell>
        </table:table-row>
        <table:table-row table:style-name="ro1">
          <table:table-cell office:value-type="string">
            <text:p>C:\filters\bin\rgx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2dox.rgx</text:p>
          </table:table-cell>
          <table:table-cell/>
        </table:table-row>
        <table:table-row table:style-name="ro2">
          <table:table-cell/>
          <table:table-cell office:value-type="string">
            <text:p>oneblockdox.rgx</text:p>
          </table:table-cell>
          <table:table-cell/>
        </table:table-row>
        <table:table-row table:style-name="ro1">
          <table:table-cell/>
          <table:table-cell office:value-type="string">
            <text:p>sh2dox.rgx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C:\filters\bin\xslt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ml2dox.xslt</text:p>
          </table:table-cell>
          <table:table-cell/>
        </table:table-row>
        <table:table-row table:style-name="ro2">
          <table:table-cell/>
          <table:table-cell office:value-type="string">
            <text:p>libPrintCol.xsl</text:p>
          </table:table-cell>
          <table:table-cell/>
        </table:table-row>
        <table:table-row table:style-name="ro1">
          <table:table-cell/>
          <table:table-cell office:value-type="string">
            <text:p>xml2dox.xslt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C:\filters\src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ms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C:\filters\src\ms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utils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C:\filters\src\ms\utils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aarray\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ake-win-code.dox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C:\filters\src\ms\utils\aarray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baseapp\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Array-old.java-old</text:p>
          </table:table-cell>
          <table:table-cell/>
        </table:table-row>
        <table:table-row table:style-name="ro2">
          <table:table-cell/>
          <table:table-cell office:value-type="string">
            <text:p>AArray.java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C:\filters\src\ms\utils\aarray\baseapp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filter\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ABaseApp-oldl.java-old</text:p>
          </table:table-cell>
          <table:table-cell/>
        </table:table-row>
        <table:table-row table:style-name="ro2">
          <table:table-cell/>
          <table:table-cell office:value-type="string">
            <text:p>AABaseAppl.java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office:value-type="string">
            <text:p>C:\filters\src\ms\utils\aarray\baseapp\filter\</text:p>
          </table:table-cell>
          <table:table-cell table:number-columns-repeated="2"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gexfilter.java</text:p>
          </table:table-cell>
          <table:table-cell/>
        </table:table-row>
        <table:table-row table:style-name="ro2">
          <table:table-cell/>
          <table:table-cell office:value-type="string">
            <text:p>xmlfilter.java</text:p>
          </table:table-cell>
          <table:table-cell/>
        </table:table-row>
        <table:table-row table:style-name="ro1">
          <table:table-cell/>
          <table:table-cell office:value-type="string">
            <text:p>xslt2doxfilter.java</text:p>
          </table:table-cell>
          <table:table-cell/>
        </table:table-row>
        <table:table-row table:style-name="ro2">
          <table:table-cell/>
          <table:table-cell office:value-type="string">
            <text:p>ZeroFilter.java</text:p>
          </table:table-cell>
          <table:table-cell/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0.002cm solid #000000" fo:padding="0cm" style:shadow="none" fo:background-color="transparent" style:scale-to="77%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19/02/2011</text:date>, <text:time>13.39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Sillano</meta:initial-creator>
    <meta:creation-date>2011-02-19T13:18:30.80</meta:creation-date>
    <meta:printed-by>Marco Sillano</meta:printed-by>
    <meta:print-date>2011-02-19T13:29:37.12</meta:print-date>
    <dc:date>2011-02-19T13:39:26.50</dc:date>
    <dc:creator>Marco Sillano</dc:creator>
    <meta:editing-duration>PT00H05M45S</meta:editing-duration>
    <meta:editing-cycles>1</meta:editing-cycles>
    <meta:document-statistic meta:table-count="3" meta:cell-count="71" meta:object-count="0"/>
    <meta:generator>OpenOffice.org/3.2$Win32 OpenOffice.org_project/320m18$Build-9502</meta:generator>
  </office:meta>
</office:document-meta>
</file>